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d2125" style:text-line-through-style="none" style:text-line-through-type="none" style:font-name="Roboto" fo:font-size="11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d2125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1d2125" style:text-line-through-style="none" style:text-line-through-type="none" style:font-name="Roboto" fo:font-size="11.5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1d2125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1d2125" style:text-line-through-style="none" style:text-line-through-type="none" style:font-name="Arial" fo:font-size="10.5pt" fo:font-style="normal" style:text-underline-style="none" style:text-blinking="false" fo:background-color="#fafafa" loext:char-shading-value="0"/>
    </style:style>
    <style:style style:name="T4" style:family="text">
      <style:text-properties fo:font-variant="normal" fo:text-transform="none" fo:color="#1d2125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5c5855" style:text-line-through-style="none" style:text-line-through-type="none" style:text-underline-style="none" style:text-blinking="false" fo:background-color="#fafaf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fca2bb9-7fff-1cbd-f508-3d83d385a7a7"/>IMÁGENES:</text:p>
      <text:p text:style-name="P3"><text:span text:style-name="T1">marca.webp: </text:span><text:span text:style-name="T2">CC-BY-4.0</text:span></text:p>
      <text:p text:style-name="P3"><text:span text:style-name="T1">espada.jpg:</text:span><text:span text:style-name="T4"> </text:span><text:span text:style-name="T2">CC-BY-4.0</text:span></text:p>
      <text:p text:style-name="P2">bestia.png: CC-BY-4.0</text:p>
      <text:p text:style-name="P2">amigo.png: CC-BY-4.0</text:p>
      <text:p text:style-name="Text_20_body"/>
      <text:p text:style-name="P2">Fuente de texto: </text:p>
      <text:p text:style-name="P3"><text:span text:style-name="T2">Lora: </text:span><text:span text:style-name="T3">SIL Open Font License 1.1</text:span><text:span text:style-name="T5"> </text:span></text:p>
      <text:p text:style-name="Text_20_body"/>
      <text:p text:style-name="P2">WEB: License: MIT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2-18T16:01:54.601000000</meta:creation-date>
    <dc:date>2024-12-18T16:02:11.607000000</dc:date>
    <meta:editing-duration>PT17S</meta:editing-duration>
    <meta:editing-cycles>1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9" meta:word-count="21" meta:character-count="159" meta:non-whitespace-character-count="143"/>
  </office:meta>
</office:document-meta>
</file>